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Pictures/100000010000031F0000012CE0409EC905324735.png" manifest:media-type="image/png"/>
  <manifest:file-entry manifest:full-path="Object 1/Pictures/2000000600004F3100001DA7C34F2A0C0A37D993.svm" manifest:media-type="image/x-svm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 Mono" svg:font-family="'Roboto Mono'" style:font-pitch="fixed"/>
    <style:font-face style:name="Roboto Mono1" svg:font-family="'Roboto Mono'" style:font-adornments="Regular" style:font-pitch="fixed"/>
    <style:font-face style:name="Roboto1" svg:font-family="Roboto" style:font-adornments="Regular" style:font-pitch="variable"/>
  </office:font-face-decls>
  <office:automatic-styles>
    <style:style style:name="co1" style:family="table-column">
      <style:table-column-properties fo:break-before="auto" style:column-width="1.41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1799in"/>
    </style:style>
    <style:style style:name="co5" style:family="table-column">
      <style:table-column-properties fo:break-before="auto" style:column-width="0.2453in"/>
    </style:style>
    <style:style style:name="co6" style:family="table-column">
      <style:table-column-properties fo:break-before="auto" style:column-width="0.5402in"/>
    </style:style>
    <style:style style:name="ro1" style:family="table-row">
      <style:table-row-properties style:row-height="0.2846in" fo:break-before="auto" style:use-optimal-row-height="false"/>
    </style:style>
    <style:style style:name="ro2" style:family="table-row">
      <style:table-row-properties style:row-height="0.40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color="#2a6099" style:font-name="Roboto" fo:font-weight="bold" style:font-weight-asian="bold" style:font-weight-complex="bold"/>
    </style:style>
    <style:style style:name="ce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ffffff" style:font-name="Roboto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Roboto"/>
    </style:style>
    <style:style style:name="ce4" style:family="table-cell" style:parent-style-name="Default">
      <style:text-properties style:font-name="Roboto"/>
    </style:style>
    <style:style style:name="ce5" style:family="table-cell" style:parent-style-name="Default" style:data-style-name="N4">
      <style:text-properties style:font-name="Roboto Mono"/>
    </style:style>
    <style:style style:name="ce11" style:family="table-cell" style:parent-style-name="Default" style:data-style-name="N1">
      <style:text-properties style:font-name="Roboto Mono"/>
    </style:style>
    <style:style style:name="ce12" style:family="table-cell" style:parent-style-name="Default">
      <style:table-cell-properties fo:background-color="#ffd7d7" style:text-align-source="fix" style:repeat-content="false" style:rotation-angle="90" style:vertical-align="middle"/>
      <style:paragraph-properties fo:text-align="center"/>
      <style:text-properties style:font-name="Roboto1"/>
    </style:style>
    <style:style style:name="ce13" style:family="table-cell" style:parent-style-name="Default">
      <style:text-properties style:font-name="Roboto1"/>
    </style:style>
    <style:style style:name="ce14" style:family="table-cell" style:parent-style-name="Default">
      <style:table-cell-properties fo:border-bottom="none" fo:border-left="none" fo:border-right="none" fo:border-top="0.74pt solid #000000"/>
      <style:text-properties style:font-name="Roboto1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Roboto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oboto1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Roboto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dee7e5"/>
      <style:text-properties style:font-name="Roboto1"/>
    </style:style>
    <style:style style:name="ce20" style:family="table-cell" style:parent-style-name="Default">
      <style:table-cell-properties fo:border-bottom="none" fo:background-color="#dee7e5" fo:border-left="none" fo:border-right="none" fo:border-top="0.74pt solid #000000"/>
      <style:text-properties style:font-name="Roboto1"/>
    </style:style>
    <style:style style:name="ce21" style:family="table-cell" style:parent-style-name="Default">
      <style:table-cell-properties fo:background-color="#ffffd7"/>
      <style:text-properties style:font-name="Roboto1"/>
    </style:style>
    <style:style style:name="ce22" style:family="table-cell" style:parent-style-name="Default" style:data-style-name="N3">
      <style:table-cell-properties fo:background-color="#dee7e5"/>
      <style:text-properties style:font-name="Roboto Mono1"/>
    </style:style>
    <style:style style:name="ce23" style:family="table-cell" style:parent-style-name="Default" style:data-style-name="N3">
      <style:text-properties style:font-name="Roboto Mono1"/>
    </style:style>
    <style:style style:name="ce24" style:family="table-cell" style:parent-style-name="Default" style:data-style-name="N3">
      <style:table-cell-properties fo:border-bottom="none" fo:background-color="#dee7e5" fo:border-left="none" fo:border-right="none" fo:border-top="0.74pt solid #000000"/>
      <style:text-properties style:font-name="Roboto Mono1"/>
    </style:style>
    <style:style style:name="ce25" style:family="table-cell" style:parent-style-name="Default" style:data-style-name="N3">
      <style:table-cell-properties fo:background-color="#ffffd7"/>
      <style:text-properties style:font-name="Roboto Mono1"/>
    </style:style>
    <style:style style:name="ce26" style:family="table-cell" style:parent-style-name="Default" style:data-style-name="N3">
      <style:table-cell-properties fo:border-bottom="none" fo:border-left="none" fo:border-right="none" fo:border-top="0.74pt solid #000000"/>
      <style:text-properties style:font-name="Roboto Mono1"/>
    </style:style>
    <style:style style:name="ce27" style:family="table-cell" style:parent-style-name="Default">
      <style:table-cell-properties fo:background-color="#dee7e5"/>
      <style:text-properties style:font-name="Roboto Mono1"/>
    </style:style>
    <style:style style:name="ce28" style:family="table-cell" style:parent-style-name="Default" style:data-style-name="N11">
      <style:table-cell-properties fo:background-color="#dee7e5"/>
      <style:text-properties style:font-name="Roboto Mono1"/>
    </style:style>
    <style:style style:name="ce29" style:family="table-cell" style:parent-style-name="Default" style:data-style-name="N11">
      <style:text-properties style:font-name="Roboto Mono1"/>
    </style:style>
    <style:style style:name="ce30" style:family="table-cell" style:parent-style-name="Default">
      <style:table-cell-properties fo:border-bottom="none" fo:background-color="#dee7e5" fo:border-left="none" fo:border-right="none" fo:border-top="0.74pt solid #000000"/>
      <style:text-properties style:font-name="Roboto Mono1"/>
    </style:style>
    <style:style style:name="ce31" style:family="table-cell" style:parent-style-name="Default">
      <style:text-properties style:font-name="Roboto Mono1"/>
    </style:style>
    <style:style style:name="ce32" style:family="table-cell" style:parent-style-name="Default" style:data-style-name="N11">
      <style:table-cell-properties fo:background-color="#ffffd7"/>
      <style:text-properties style:font-name="Roboto Mono1"/>
    </style:style>
    <style:style style:name="ce33" style:family="table-cell" style:parent-style-name="Default">
      <style:table-cell-properties fo:border-bottom="none" fo:border-left="none" fo:border-right="none" fo:border-top="0.74pt solid #000000"/>
      <style:text-properties style:font-name="Roboto Mono1"/>
    </style:style>
    <style:style style:name="ce34" style:family="table-cell" style:parent-style-name="Default" style:data-style-name="N1">
      <style:table-cell-properties fo:background-color="#dee7e5"/>
      <style:text-properties style:font-name="Roboto Mono1"/>
    </style:style>
    <style:style style:name="ce35" style:family="table-cell" style:parent-style-name="Default" style:data-style-name="N1">
      <style:text-properties style:font-name="Roboto Mono1"/>
    </style:style>
    <style:style style:name="ce36" style:family="table-cell" style:parent-style-name="Default" style:data-style-name="N1">
      <style:table-cell-properties fo:border-bottom="none" fo:background-color="#dee7e5" fo:border-left="none" fo:border-right="none" fo:border-top="0.74pt solid #000000"/>
      <style:text-properties style:font-name="Roboto Mono1"/>
    </style:style>
    <style:style style:name="ce37" style:family="table-cell" style:parent-style-name="Default" style:data-style-name="N1">
      <style:table-cell-properties fo:background-color="#ffffd7"/>
      <style:text-properties style:font-name="Roboto Mono1"/>
    </style:style>
    <style:style style:name="ce38" style:family="table-cell" style:parent-style-name="Default" style:data-style-name="N1">
      <style:table-cell-properties fo:border-bottom="none" fo:border-left="none" fo:border-right="none" fo:border-top="0.74pt solid #000000"/>
      <style:text-properties style:font-name="Roboto Mono1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32767" table:maximum-difference="0.000000000001"/>
      </table:calculation-settings>
      <table:table table:name="performance" table:style-name="ta1">
        <table:shapes>
          <draw:frame draw:z-index="0" draw:style-name="gr1" draw:text-style-name="P1" svg:width="7.9807in" svg:height="2.8154in" svg:x="4.635in" svg:y="0.2992in">
            <draw:object draw:notify-on-update-of-ranges="performance.A2:performance.A2 performance.A3:performance.A8 performance.B2:performance.B2 performance.B3:performance.B8 performance.C2:performance.C2 performance.C3:performance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ce11"/>
        <table:table-column table:style-name="co4" table:default-cell-style-name="Default"/>
        <table:table-row table:style-name="ro1">
          <table:table-cell table:style-name="ce1" office:value-type="string" calcext:value-type="string">
            <text:p>example.png</text:p>
          </table:table-cell>
          <table:table-cell table:style-name="ce4" table:number-columns-repeated="3"/>
          <table:table-cell/>
        </table:table-row>
        <table:table-row table:style-name="ro2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ARGB</text:p>
          </table:table-cell>
          <table:table-cell table:style-name="ce2" office:value-type="string" calcext:value-type="string">
            <text:p>Factor</text:p>
          </table:table-cell>
          <table:table-cell/>
        </table:table-row>
        <table:table-row table:style-name="ro2">
          <table:table-cell office:value-type="string" calcext:value-type="string">
            <text:p>FPNGe AVX</text:p>
          </table:table-cell>
          <table:table-cell table:style-name="ce5" office:value-type="float" office:value="1.993" calcext:value-type="float">
            <text:p>1.99</text:p>
          </table:table-cell>
          <table:table-cell table:style-name="ce4" office:value-type="float" office:value="2.976" calcext:value-type="float">
            <text:p>2.976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FPNG SSE</text:p>
          </table:table-cell>
          <table:table-cell table:style-name="ce5" office:value-type="float" office:value="5.057" calcext:value-type="float">
            <text:p>5.06</text:p>
          </table:table-cell>
          <table:table-cell office:value-type="float" office:value="6.434" calcext:value-type="float">
            <text:p>6.434</text:p>
          </table:table-cell>
          <table:table-cell table:formula="of:=([.B4]-[.B$3])/[.B$3]" office:value-type="float" office:value="1.537380832915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NGEncoder Fastest</text:p>
          </table:table-cell>
          <table:table-cell table:style-name="ce5" office:value-type="float" office:value="23.99" calcext:value-type="float">
            <text:p>23.99</text:p>
          </table:table-cell>
          <table:table-cell office:value-type="float" office:value="28.218" calcext:value-type="float">
            <text:p>28.218</text:p>
          </table:table-cell>
          <table:table-cell table:formula="of:=([.B5]-[.B$3])/[.B$3]" office:value-type="float" office:value="11.0371299548419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PNGEncoder</text:p>
          </table:table-cell>
          <table:table-cell table:style-name="ce5" office:value-type="float" office:value="39.813" calcext:value-type="float">
            <text:p>39.81</text:p>
          </table:table-cell>
          <table:table-cell office:value-type="float" office:value="44.704" calcext:value-type="float">
            <text:p>44.704</text:p>
          </table:table-cell>
          <table:table-cell table:formula="of:=([.B6]-[.B$3])/[.B$3]" office:value-type="float" office:value="18.976417461113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ObjectPlanet</text:p>
          </table:table-cell>
          <table:table-cell table:style-name="ce5" office:value-type="float" office:value="43.91" calcext:value-type="float">
            <text:p>43.91</text:p>
          </table:table-cell>
          <table:table-cell office:value-type="float" office:value="53.449" calcext:value-type="float">
            <text:p>53.449</text:p>
          </table:table-cell>
          <table:table-cell table:formula="of:=([.B7]-[.B$3])/[.B$3]" office:value-type="float" office:value="21.0321123933768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ImageIO</text:p>
          </table:table-cell>
          <table:table-cell table:style-name="ce5" office:value-type="float" office:value="54.189" calcext:value-type="float">
            <text:p>54.19</text:p>
          </table:table-cell>
          <table:table-cell office:value-type="float" office:value="64.538" calcext:value-type="float">
            <text:p>64.538</text:p>
          </table:table-cell>
          <table:table-cell table:formula="of:=([.B8]-[.B$3])/[.B$3]" office:value-type="float" office:value="26.1896638233818" calcext:value-type="float">
            <text:p>26</text:p>
          </table:table-cell>
          <table:table-cell/>
        </table:table-row>
        <table:table-row table:style-name="ro2">
          <table:table-cell table:number-columns-repeated="2"/>
          <table:table-cell table:style-name="ce4" table:number-columns-repeated="2"/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looklet-look-scale6.png</text:p>
          </table:table-cell>
          <table:table-cell table:style-name="ce4" table:number-columns-repeated="3"/>
          <table:table-cell/>
        </table:table-row>
        <table:table-row table:style-name="ro2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ARGB</text:p>
          </table:table-cell>
          <table:table-cell table:style-name="ce2" office:value-type="string" calcext:value-type="string">
            <text:p>Factor</text:p>
          </table:table-cell>
          <table:table-cell>
            <draw:frame draw:z-index="1" draw:style-name="gr1" draw:text-style-name="P1" svg:width="7.9807in" svg:height="2.7831in" svg:x="0.1634in" svg:y="0.0146in">
              <draw:object draw:notify-on-update-of-ranges="performance.A13:performance.A18 performance.B12:performance.B12 performance.B13:performance.B18 performance.C12:performance.C12 performance.C13:performance.C1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string" calcext:value-type="string">
            <text:p>FPNGe AVX</text:p>
          </table:table-cell>
          <table:table-cell office:value-type="float" office:value="84.272" calcext:value-type="float">
            <text:p>84.272</text:p>
          </table:table-cell>
          <table:table-cell office:value-type="float" office:value="126.364" calcext:value-type="float">
            <text:p>126.364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FPNG SSE</text:p>
          </table:table-cell>
          <table:table-cell office:value-type="float" office:value="196.432" calcext:value-type="float">
            <text:p>196.432</text:p>
          </table:table-cell>
          <table:table-cell office:value-type="float" office:value="268.631" calcext:value-type="float">
            <text:p>268.631</text:p>
          </table:table-cell>
          <table:table-cell table:formula="of:=([.B14]-[.B$13])/[.B$13]" office:value-type="float" office:value="1.33092842225176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NGEncoder Fastest</text:p>
          </table:table-cell>
          <table:table-cell office:value-type="float" office:value="311.706" calcext:value-type="float">
            <text:p>311.706</text:p>
          </table:table-cell>
          <table:table-cell office:value-type="float" office:value="428.018" calcext:value-type="float">
            <text:p>428.018</text:p>
          </table:table-cell>
          <table:table-cell table:formula="of:=([.B15]-[.B$13])/[.B$13]" office:value-type="float" office:value="2.69880861970761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PNGEncoder</text:p>
          </table:table-cell>
          <table:table-cell office:value-type="float" office:value="854.307" calcext:value-type="float">
            <text:p>854.307</text:p>
          </table:table-cell>
          <table:table-cell office:value-type="float" office:value="1120.41" calcext:value-type="float">
            <text:p>1120.41</text:p>
          </table:table-cell>
          <table:table-cell table:formula="of:=([.B16]-[.B$13])/[.B$13]" office:value-type="float" office:value="9.13749525346497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ObjectPlanet</text:p>
          </table:table-cell>
          <table:table-cell office:value-type="float" office:value="1099.045" calcext:value-type="float">
            <text:p>1099.045</text:p>
          </table:table-cell>
          <table:table-cell office:value-type="float" office:value="1270.494" calcext:value-type="float">
            <text:p>1270.494</text:p>
          </table:table-cell>
          <table:table-cell table:formula="of:=([.B17]-[.B$13])/[.B$13]" office:value-type="float" office:value="12.0416389785457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ImageIO</text:p>
          </table:table-cell>
          <table:table-cell office:value-type="float" office:value="1491.651" calcext:value-type="float">
            <text:p>1491.651</text:p>
          </table:table-cell>
          <table:table-cell office:value-type="float" office:value="1776.148" calcext:value-type="float">
            <text:p>1776.148</text:p>
          </table:table-cell>
          <table:table-cell table:formula="of:=([.B18]-[.B$13])/[.B$13]" office:value-type="float" office:value="16.7004343079552" calcext:value-type="float">
            <text:p>17</text:p>
          </table:table-cell>
          <table:table-cell/>
        </table:table-row>
      </table:table>
      <table:table table:name="size" table:style-name="ta1">
        <table:table-column table:style-name="co5" table:default-cell-style-name="Default"/>
        <table:table-column table:style-name="co6" table:default-cell-style-name="Default"/>
        <table:table-column table:style-name="co2" table:default-cell-style-name="ce18"/>
        <table:table-column table:style-name="co1" table:default-cell-style-name="Default"/>
        <table:table-column table:style-name="co2" table:number-columns-repeated="3" table:default-cell-style-name="Default"/>
        <table:table-row table:style-name="ro3">
          <table:table-cell/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Channels</text:p>
          </table:table-cell>
          <table:table-cell table:style-name="ce2" office:value-type="string" calcext:value-type="string">
            <text:p>Encoder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Penalty</text:p>
          </table:table-cell>
          <table:table-cell table:style-name="ce2" office:value-type="string" calcext:value-type="string">
            <text:p>Perf. Factor</text:p>
          </table:table-cell>
        </table:table-row>
        <table:table-row table:style-name="ro3">
          <table:table-cell/>
          <table:table-cell table:style-name="ce12" office:value-type="string" calcext:value-type="string" table:number-columns-spanned="1" table:number-rows-spanned="12">
            <text:p>example</text:p>
            <text:p>1,479,224</text:p>
          </table:table-cell>
          <table:table-cell table:style-name="ce15" office:value-type="string" calcext:value-type="string" table:number-columns-spanned="1" table:number-rows-spanned="6">
            <text:p>RGB</text:p>
          </table:table-cell>
          <table:table-cell table:style-name="ce19" office:value-type="string" calcext:value-type="string">
            <text:p>FPNG SSE</text:p>
          </table:table-cell>
          <table:table-cell table:style-name="ce22" office:value-type="float" office:value="1547277" calcext:value-type="float">
            <text:p>1,547,277</text:p>
          </table:table-cell>
          <table:table-cell table:style-name="ce27"/>
          <table:table-cell table:style-name="ce34" table:formula="of:=[$performance.D4]" office:value-type="float" office:value="1.5373808329152" calcext:value-type="float">
            <text:p>2</text:p>
          </table:table-cell>
        </table:table-row>
        <table:table-row table:style-name="ro3">
          <table:table-cell/>
          <table:covered-table-cell table:style-name="ce13" office:value-type="string" calcext:value-type="string">
            <text:p>example</text:p>
          </table:covered-table-cell>
          <table:covered-table-cell table:style-name="ce16" office:value-type="string" calcext:value-type="string">
            <text:p>RGB</text:p>
          </table:covered-table-cell>
          <table:table-cell table:style-name="ce19" office:value-type="string" calcext:value-type="string">
            <text:p>FPNGe AVX</text:p>
          </table:table-cell>
          <table:table-cell table:style-name="ce22" office:value-type="float" office:value="1552955" calcext:value-type="float">
            <text:p>1,552,955</text:p>
          </table:table-cell>
          <table:table-cell table:style-name="ce28" table:formula="of:=([.E3]-[.E$2])/[.E$2]" office:value-type="percentage" office:value="0.003669672592561" calcext:value-type="percentage">
            <text:p>0.37%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3">
          <table:table-cell/>
          <table:covered-table-cell table:style-name="ce13" office:value-type="string" calcext:value-type="string">
            <text:p>example</text:p>
          </table:covered-table-cell>
          <table:covered-table-cell table:style-name="ce16" office:value-type="string" calcext:value-type="string">
            <text:p>RGB</text:p>
          </table:covered-table-cell>
          <table:table-cell table:style-name="ce13" office:value-type="string" calcext:value-type="string">
            <text:p>ObjectPlanet</text:p>
          </table:table-cell>
          <table:table-cell table:style-name="ce23" office:value-type="float" office:value="1792282" calcext:value-type="float">
            <text:p>1,792,282</text:p>
          </table:table-cell>
          <table:table-cell table:style-name="ce29" table:formula="of:=([.E4]-[.E$2])/[.E$2]" office:value-type="percentage" office:value="0.158345919961326" calcext:value-type="percentage">
            <text:p>15.83%</text:p>
          </table:table-cell>
          <table:table-cell table:style-name="ce35" table:formula="of:=[$performance.D7]" office:value-type="float" office:value="21.0321123933768" calcext:value-type="float">
            <text:p>21</text:p>
          </table:table-cell>
        </table:table-row>
        <table:table-row table:style-name="ro3">
          <table:table-cell/>
          <table:covered-table-cell table:style-name="ce13" office:value-type="string" calcext:value-type="string">
            <text:p>example</text:p>
          </table:covered-table-cell>
          <table:covered-table-cell table:style-name="ce16" office:value-type="string" calcext:value-type="string">
            <text:p>RGB</text:p>
          </table:covered-table-cell>
          <table:table-cell table:style-name="ce13" office:value-type="string" calcext:value-type="string">
            <text:p>ImageIO</text:p>
          </table:table-cell>
          <table:table-cell table:style-name="ce23" office:value-type="float" office:value="1793092" calcext:value-type="float">
            <text:p>1,793,092</text:p>
          </table:table-cell>
          <table:table-cell table:style-name="ce29" table:formula="of:=([.E5]-[.E$2])/[.E$2]" office:value-type="percentage" office:value="0.158869420278334" calcext:value-type="percentage">
            <text:p>15.89%</text:p>
          </table:table-cell>
          <table:table-cell table:style-name="ce35" table:formula="of:=[$performance.D8]" office:value-type="float" office:value="26.1896638233818" calcext:value-type="float">
            <text:p>26</text:p>
          </table:table-cell>
        </table:table-row>
        <table:table-row table:style-name="ro3">
          <table:table-cell/>
          <table:covered-table-cell table:style-name="ce13" office:value-type="string" calcext:value-type="string">
            <text:p>example</text:p>
          </table:covered-table-cell>
          <table:covered-table-cell table:style-name="ce16" office:value-type="string" calcext:value-type="string">
            <text:p>RGB</text:p>
          </table:covered-table-cell>
          <table:table-cell table:style-name="ce13" office:value-type="string" calcext:value-type="string">
            <text:p>PNGEncoder</text:p>
          </table:table-cell>
          <table:table-cell table:style-name="ce23" office:value-type="float" office:value="1975246" calcext:value-type="float">
            <text:p>1,975,246</text:p>
          </table:table-cell>
          <table:table-cell table:style-name="ce29" table:formula="of:=([.E6]-[.E$2])/[.E$2]" office:value-type="percentage" office:value="0.276594947123237" calcext:value-type="percentage">
            <text:p>27.66%</text:p>
          </table:table-cell>
          <table:table-cell table:style-name="ce35" table:formula="of:=[$performance.D6]" office:value-type="float" office:value="18.9764174611139" calcext:value-type="float">
            <text:p>19</text:p>
          </table:table-cell>
        </table:table-row>
        <table:table-row table:style-name="ro3">
          <table:table-cell/>
          <table:covered-table-cell table:style-name="ce13" office:value-type="string" calcext:value-type="string">
            <text:p>example</text:p>
          </table:covered-table-cell>
          <table:covered-table-cell table:style-name="ce16" office:value-type="string" calcext:value-type="string">
            <text:p>RGB</text:p>
          </table:covered-table-cell>
          <table:table-cell table:style-name="ce13" office:value-type="string" calcext:value-type="string">
            <text:p>PNGEncoder Fastest</text:p>
          </table:table-cell>
          <table:table-cell table:style-name="ce23" office:value-type="float" office:value="2043016" calcext:value-type="float">
            <text:p>2,043,016</text:p>
          </table:table-cell>
          <table:table-cell table:style-name="ce29" table:formula="of:=([.E7]-[.E$2])/[.E$2]" office:value-type="percentage" office:value="0.320394473646283" calcext:value-type="percentage">
            <text:p>32.04%</text:p>
          </table:table-cell>
          <table:table-cell table:style-name="ce35" table:formula="of:=[$performance.D5]" office:value-type="float" office:value="11.0371299548419" calcext:value-type="float">
            <text:p>11</text:p>
          </table:table-cell>
        </table:table-row>
        <table:table-row table:style-name="ro3">
          <table:table-cell/>
          <table:covered-table-cell table:style-name="ce14" office:value-type="string" calcext:value-type="string">
            <text:p>example</text:p>
          </table:covered-table-cell>
          <table:table-cell table:style-name="ce17" office:value-type="string" calcext:value-type="string" table:number-columns-spanned="1" table:number-rows-spanned="6">
            <text:p>RGBA</text:p>
          </table:table-cell>
          <table:table-cell table:style-name="ce20" office:value-type="string" calcext:value-type="string">
            <text:p>FPNGe AVX</text:p>
          </table:table-cell>
          <table:table-cell table:style-name="ce24" office:value-type="float" office:value="1757621" calcext:value-type="float">
            <text:p>1,757,621</text:p>
          </table:table-cell>
          <table:table-cell table:style-name="ce30"/>
          <table:table-cell table:style-name="ce36" office:value-type="float" office:value="1.5373808329152" calcext:value-type="float">
            <text:p>2</text:p>
          </table:table-cell>
        </table:table-row>
        <table:table-row table:style-name="ro3">
          <table:table-cell/>
          <table:covered-table-cell table:style-name="ce13" office:value-type="string" calcext:value-type="string">
            <text:p>example</text:p>
          </table:covered-table-cell>
          <table:covered-table-cell table:style-name="ce16" office:value-type="string" calcext:value-type="string">
            <text:p>RGBA</text:p>
          </table:covered-table-cell>
          <table:table-cell table:style-name="ce19" office:value-type="string" calcext:value-type="string">
            <text:p>FPNG SSE</text:p>
          </table:table-cell>
          <table:table-cell table:style-name="ce22" office:value-type="float" office:value="1781383" calcext:value-type="float">
            <text:p>1,781,383</text:p>
          </table:table-cell>
          <table:table-cell table:style-name="ce28" table:formula="of:=([.E9]-[.E$8])/[.E$8]" office:value-type="percentage" office:value="0.013519410612413" calcext:value-type="percentage">
            <text:p>1.35%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3">
          <table:table-cell/>
          <table:covered-table-cell table:style-name="ce13" office:value-type="string" calcext:value-type="string">
            <text:p>example</text:p>
          </table:covered-table-cell>
          <table:covered-table-cell table:style-name="ce16" office:value-type="string" calcext:value-type="string">
            <text:p>RGBA</text:p>
          </table:covered-table-cell>
          <table:table-cell table:style-name="ce13" office:value-type="string" calcext:value-type="string">
            <text:p>ObjectPlanet</text:p>
          </table:table-cell>
          <table:table-cell table:style-name="ce23" office:value-type="float" office:value="1982554" calcext:value-type="float">
            <text:p>1,982,554</text:p>
          </table:table-cell>
          <table:table-cell table:style-name="ce29" table:formula="of:=([.E10]-[.E$8])/[.E$8]" office:value-type="percentage" office:value="0.127975826415365" calcext:value-type="percentage">
            <text:p>12.80%</text:p>
          </table:table-cell>
          <table:table-cell table:style-name="ce35" office:value-type="float" office:value="21.0321123933768" calcext:value-type="float">
            <text:p>21</text:p>
          </table:table-cell>
        </table:table-row>
        <table:table-row table:style-name="ro3">
          <table:table-cell/>
          <table:covered-table-cell table:style-name="ce13" office:value-type="string" calcext:value-type="string">
            <text:p>example</text:p>
          </table:covered-table-cell>
          <table:covered-table-cell table:style-name="ce16" office:value-type="string" calcext:value-type="string">
            <text:p>RGBA</text:p>
          </table:covered-table-cell>
          <table:table-cell table:style-name="ce13" office:value-type="string" calcext:value-type="string">
            <text:p>ImageIO</text:p>
          </table:table-cell>
          <table:table-cell table:style-name="ce23" office:value-type="float" office:value="1984131" calcext:value-type="float">
            <text:p>1,984,131</text:p>
          </table:table-cell>
          <table:table-cell table:style-name="ce29" table:formula="of:=([.E11]-[.E$8])/[.E$8]" office:value-type="percentage" office:value="0.128873061939975" calcext:value-type="percentage">
            <text:p>12.89%</text:p>
          </table:table-cell>
          <table:table-cell table:style-name="ce35" office:value-type="float" office:value="26.1896638233818" calcext:value-type="float">
            <text:p>26</text:p>
          </table:table-cell>
        </table:table-row>
        <table:table-row table:style-name="ro3">
          <table:table-cell/>
          <table:covered-table-cell table:style-name="ce13" office:value-type="string" calcext:value-type="string">
            <text:p>example</text:p>
          </table:covered-table-cell>
          <table:covered-table-cell table:style-name="ce16" office:value-type="string" calcext:value-type="string">
            <text:p>RGBA</text:p>
          </table:covered-table-cell>
          <table:table-cell table:style-name="ce13" office:value-type="string" calcext:value-type="string">
            <text:p>PNGEncoder</text:p>
          </table:table-cell>
          <table:table-cell table:style-name="ce23" office:value-type="float" office:value="2338456" calcext:value-type="float">
            <text:p>2,338,456</text:p>
          </table:table-cell>
          <table:table-cell table:style-name="ce29" table:formula="of:=([.E12]-[.E$8])/[.E$8]" office:value-type="percentage" office:value="0.330466579541323" calcext:value-type="percentage">
            <text:p>33.05%</text:p>
          </table:table-cell>
          <table:table-cell table:style-name="ce35" office:value-type="float" office:value="18.9764174611139" calcext:value-type="float">
            <text:p>19</text:p>
          </table:table-cell>
        </table:table-row>
        <table:table-row table:style-name="ro3">
          <table:table-cell/>
          <table:covered-table-cell table:style-name="ce13" office:value-type="string" calcext:value-type="string">
            <text:p>example</text:p>
          </table:covered-table-cell>
          <table:covered-table-cell table:style-name="ce16" office:value-type="string" calcext:value-type="string">
            <text:p>RGBA</text:p>
          </table:covered-table-cell>
          <table:table-cell table:style-name="ce13" office:value-type="string" calcext:value-type="string">
            <text:p>PNGEncoder Fastest</text:p>
          </table:table-cell>
          <table:table-cell table:style-name="ce23" office:value-type="float" office:value="2573885" calcext:value-type="float">
            <text:p>2,573,885</text:p>
          </table:table-cell>
          <table:table-cell table:style-name="ce29" table:formula="of:=([.E13]-[.E$8])/[.E$8]" office:value-type="percentage" office:value="0.464414114305644" calcext:value-type="percentage">
            <text:p>46.44%</text:p>
          </table:table-cell>
          <table:table-cell table:style-name="ce35" office:value-type="float" office:value="11.0371299548419" calcext:value-type="float">
            <text:p>11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Channels</text:p>
          </table:table-cell>
          <table:table-cell table:style-name="ce2" office:value-type="string" calcext:value-type="string">
            <text:p>Encoder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Penalty</text:p>
          </table:table-cell>
          <table:table-cell table:style-name="ce2" office:value-type="string" calcext:value-type="string">
            <text:p>Perf. Factor</text:p>
          </table:table-cell>
        </table:table-row>
        <table:table-row table:style-name="ro3">
          <table:table-cell/>
          <table:table-cell table:style-name="ce12" office:value-type="string" calcext:value-type="string" table:number-columns-spanned="1" table:number-rows-spanned="12">
            <text:p>looklet-look-scale6</text:p>
            <text:p>28,782,788</text:p>
          </table:table-cell>
          <table:table-cell table:style-name="ce15" office:value-type="string" calcext:value-type="string" table:number-columns-spanned="1" table:number-rows-spanned="6">
            <text:p>RGB</text:p>
          </table:table-cell>
          <table:table-cell table:style-name="ce13" office:value-type="string" calcext:value-type="string">
            <text:p>ObjectPlanet</text:p>
          </table:table-cell>
          <table:table-cell table:style-name="ce23" office:value-type="float" office:value="22588337" calcext:value-type="float">
            <text:p>22,588,337</text:p>
          </table:table-cell>
          <table:table-cell table:style-name="ce31"/>
          <table:table-cell table:style-name="ce35" table:formula="of:=[$performance.D17]" office:value-type="float" office:value="12.0416389785457" calcext:value-type="float">
            <text:p>12</text:p>
          </table:table-cell>
        </table:table-row>
        <table:table-row table:style-name="ro3">
          <table:table-cell/>
          <table:covered-table-cell table:style-name="ce13" office:value-type="string" calcext:value-type="string">
            <text:p>looklet-look-scale6</text:p>
          </table:covered-table-cell>
          <table:covered-table-cell table:style-name="ce16" office:value-type="string" calcext:value-type="string">
            <text:p>RGB</text:p>
          </table:covered-table-cell>
          <table:table-cell table:style-name="ce13" office:value-type="string" calcext:value-type="string">
            <text:p>ImageIO</text:p>
          </table:table-cell>
          <table:table-cell table:style-name="ce23" office:value-type="float" office:value="23274679" calcext:value-type="float">
            <text:p>23,274,679</text:p>
          </table:table-cell>
          <table:table-cell table:style-name="ce29" table:formula="of:=([.E18]-[.E$17])/[.E$17]" office:value-type="percentage" office:value="0.0303847954809599" calcext:value-type="percentage">
            <text:p>3.04%</text:p>
          </table:table-cell>
          <table:table-cell table:style-name="ce35" table:formula="of:=[$performance.D18]" office:value-type="float" office:value="16.7004343079552" calcext:value-type="float">
            <text:p>17</text:p>
          </table:table-cell>
        </table:table-row>
        <table:table-row table:style-name="ro3">
          <table:table-cell/>
          <table:covered-table-cell table:style-name="ce13" office:value-type="string" calcext:value-type="string">
            <text:p>looklet-look-scale6</text:p>
          </table:covered-table-cell>
          <table:covered-table-cell table:style-name="ce16" office:value-type="string" calcext:value-type="string">
            <text:p>RGB</text:p>
          </table:covered-table-cell>
          <table:table-cell table:style-name="ce13" office:value-type="string" calcext:value-type="string">
            <text:p>PNGEncoder</text:p>
          </table:table-cell>
          <table:table-cell table:style-name="ce23" office:value-type="float" office:value="34340382" calcext:value-type="float">
            <text:p>34,340,382</text:p>
          </table:table-cell>
          <table:table-cell table:style-name="ce29" table:formula="of:=([.E19]-[.E$17])/[.E$17]" office:value-type="percentage" office:value="0.520270482948789" calcext:value-type="percentage">
            <text:p>52.03%</text:p>
          </table:table-cell>
          <table:table-cell table:style-name="ce35" table:formula="of:=[$performance.D16]" office:value-type="float" office:value="9.13749525346497" calcext:value-type="float">
            <text:p>9</text:p>
          </table:table-cell>
        </table:table-row>
        <table:table-row table:style-name="ro3">
          <table:table-cell/>
          <table:covered-table-cell table:style-name="ce13" office:value-type="string" calcext:value-type="string">
            <text:p>looklet-look-scale6</text:p>
          </table:covered-table-cell>
          <table:covered-table-cell table:style-name="ce16" office:value-type="string" calcext:value-type="string">
            <text:p>RGB</text:p>
          </table:covered-table-cell>
          <table:table-cell table:style-name="ce13" office:value-type="string" calcext:value-type="string">
            <text:p>PNGEncoder Fastest</text:p>
          </table:table-cell>
          <table:table-cell table:style-name="ce23" office:value-type="float" office:value="34693360" calcext:value-type="float">
            <text:p>34,693,360</text:p>
          </table:table-cell>
          <table:table-cell table:style-name="ce29" table:formula="of:=([.E20]-[.E$17])/[.E$17]" office:value-type="percentage" office:value="0.535897042796909" calcext:value-type="percentage">
            <text:p>53.59%</text:p>
          </table:table-cell>
          <table:table-cell table:style-name="ce35" table:formula="of:=[$performance.D15]" office:value-type="float" office:value="2.69880861970761" calcext:value-type="float">
            <text:p>3</text:p>
          </table:table-cell>
        </table:table-row>
        <table:table-row table:style-name="ro3">
          <table:table-cell/>
          <table:covered-table-cell table:style-name="ce13" office:value-type="string" calcext:value-type="string">
            <text:p>looklet-look-scale6</text:p>
          </table:covered-table-cell>
          <table:covered-table-cell table:style-name="ce16" office:value-type="string" calcext:value-type="string">
            <text:p>RGB</text:p>
          </table:covered-table-cell>
          <table:table-cell table:style-name="ce21" office:value-type="string" calcext:value-type="string">
            <text:p>FPNG SSE</text:p>
          </table:table-cell>
          <table:table-cell table:style-name="ce25" office:value-type="float" office:value="35813682" calcext:value-type="float">
            <text:p>35,813,682</text:p>
          </table:table-cell>
          <table:table-cell table:style-name="ce32" table:formula="of:=([.E21]-[.E$17])/[.E$17]" office:value-type="percentage" office:value="0.585494408021272" calcext:value-type="percentage">
            <text:p>58.55%</text:p>
          </table:table-cell>
          <table:table-cell table:style-name="ce37" table:formula="of:=[$performance.D14]" office:value-type="float" office:value="1.33092842225176" calcext:value-type="float">
            <text:p>1</text:p>
          </table:table-cell>
        </table:table-row>
        <table:table-row table:style-name="ro3">
          <table:table-cell/>
          <table:covered-table-cell table:style-name="ce13" office:value-type="string" calcext:value-type="string">
            <text:p>looklet-look-scale6</text:p>
          </table:covered-table-cell>
          <table:covered-table-cell table:style-name="ce16" office:value-type="string" calcext:value-type="string">
            <text:p>RGB</text:p>
          </table:covered-table-cell>
          <table:table-cell table:style-name="ce21" office:value-type="string" calcext:value-type="string">
            <text:p>FPNGe AVX</text:p>
          </table:table-cell>
          <table:table-cell table:style-name="ce25" office:value-type="float" office:value="36613527" calcext:value-type="float">
            <text:p>36,613,527</text:p>
          </table:table-cell>
          <table:table-cell table:style-name="ce32" table:formula="of:=([.E22]-[.E$17])/[.E$17]" office:value-type="percentage" office:value="0.620904053273156" calcext:value-type="percentage">
            <text:p>62.09%</text:p>
          </table:table-cell>
          <table:table-cell table:style-name="ce37" office:value-type="float" office:value="1" calcext:value-type="float">
            <text:p>1</text:p>
          </table:table-cell>
        </table:table-row>
        <table:table-row table:style-name="ro3">
          <table:table-cell/>
          <table:covered-table-cell table:style-name="ce14" office:value-type="string" calcext:value-type="string">
            <text:p>looklet-look-scale6</text:p>
          </table:covered-table-cell>
          <table:table-cell table:style-name="ce17" office:value-type="string" calcext:value-type="string" table:number-columns-spanned="1" table:number-rows-spanned="6">
            <text:p>RGBA</text:p>
          </table:table-cell>
          <table:table-cell table:style-name="ce14" office:value-type="string" calcext:value-type="string">
            <text:p>ObjectPlanet</text:p>
          </table:table-cell>
          <table:table-cell table:style-name="ce26" office:value-type="float" office:value="24160772" calcext:value-type="float">
            <text:p>24,160,772</text:p>
          </table:table-cell>
          <table:table-cell table:style-name="ce33"/>
          <table:table-cell table:style-name="ce38"/>
        </table:table-row>
        <table:table-row table:style-name="ro3">
          <table:table-cell/>
          <table:covered-table-cell table:style-name="ce13" office:value-type="string" calcext:value-type="string">
            <text:p>looklet-look-scale6</text:p>
          </table:covered-table-cell>
          <table:covered-table-cell table:style-name="ce16" office:value-type="string" calcext:value-type="string">
            <text:p>RGBA</text:p>
          </table:covered-table-cell>
          <table:table-cell table:style-name="ce13" office:value-type="string" calcext:value-type="string">
            <text:p>ImageIO</text:p>
          </table:table-cell>
          <table:table-cell table:style-name="ce23" office:value-type="float" office:value="25068238" calcext:value-type="float">
            <text:p>25,068,238</text:p>
          </table:table-cell>
          <table:table-cell table:style-name="ce29" table:formula="of:=([.E24]-[.E$23])/[.E$23]" office:value-type="percentage" office:value="0.0375594786457982" calcext:value-type="percentage">
            <text:p>3.76%</text:p>
          </table:table-cell>
          <table:table-cell table:style-name="ce35"/>
        </table:table-row>
        <table:table-row table:style-name="ro3">
          <table:table-cell/>
          <table:covered-table-cell table:style-name="ce13" office:value-type="string" calcext:value-type="string">
            <text:p>looklet-look-scale6</text:p>
          </table:covered-table-cell>
          <table:covered-table-cell table:style-name="ce16" office:value-type="string" calcext:value-type="string">
            <text:p>RGBA</text:p>
          </table:covered-table-cell>
          <table:table-cell table:style-name="ce21" office:value-type="string" calcext:value-type="string">
            <text:p>FPNGe AVX</text:p>
          </table:table-cell>
          <table:table-cell table:style-name="ce25" office:value-type="float" office:value="40502552" calcext:value-type="float">
            <text:p>40,502,552</text:p>
          </table:table-cell>
          <table:table-cell table:style-name="ce32" table:formula="of:=([.E25]-[.E$23])/[.E$23]" office:value-type="percentage" office:value="0.676376566113036" calcext:value-type="percentage">
            <text:p>67.64%</text:p>
          </table:table-cell>
          <table:table-cell table:style-name="ce37"/>
        </table:table-row>
        <table:table-row table:style-name="ro3">
          <table:table-cell/>
          <table:covered-table-cell table:style-name="ce13" office:value-type="string" calcext:value-type="string">
            <text:p>looklet-look-scale6</text:p>
          </table:covered-table-cell>
          <table:covered-table-cell table:style-name="ce16" office:value-type="string" calcext:value-type="string">
            <text:p>RGBA</text:p>
          </table:covered-table-cell>
          <table:table-cell table:style-name="ce21" office:value-type="string" calcext:value-type="string">
            <text:p>FPNG SSE</text:p>
          </table:table-cell>
          <table:table-cell table:style-name="ce25" office:value-type="float" office:value="41660139" calcext:value-type="float">
            <text:p>41,660,139</text:p>
          </table:table-cell>
          <table:table-cell table:style-name="ce32" table:formula="of:=([.E26]-[.E$23])/[.E$23]" office:value-type="percentage" office:value="0.724288404360589" calcext:value-type="percentage">
            <text:p>72.43%</text:p>
          </table:table-cell>
          <table:table-cell table:style-name="ce37"/>
        </table:table-row>
        <table:table-row table:style-name="ro3">
          <table:table-cell/>
          <table:covered-table-cell table:style-name="ce13" office:value-type="string" calcext:value-type="string">
            <text:p>looklet-look-scale6</text:p>
          </table:covered-table-cell>
          <table:covered-table-cell table:style-name="ce16" office:value-type="string" calcext:value-type="string">
            <text:p>RGBA</text:p>
          </table:covered-table-cell>
          <table:table-cell table:style-name="ce13" office:value-type="string" calcext:value-type="string">
            <text:p>PNGEncoder</text:p>
          </table:table-cell>
          <table:table-cell table:style-name="ce23" office:value-type="float" office:value="44933574" calcext:value-type="float">
            <text:p>44,933,574</text:p>
          </table:table-cell>
          <table:table-cell table:style-name="ce29" table:formula="of:=([.E27]-[.E$23])/[.E$23]" office:value-type="percentage" office:value="0.859773934375938" calcext:value-type="percentage">
            <text:p>85.98%</text:p>
          </table:table-cell>
          <table:table-cell table:style-name="ce35"/>
        </table:table-row>
        <table:table-row table:style-name="ro3">
          <table:table-cell/>
          <table:covered-table-cell table:style-name="ce13" office:value-type="string" calcext:value-type="string">
            <text:p>looklet-look-scale6</text:p>
          </table:covered-table-cell>
          <table:covered-table-cell table:style-name="ce16" office:value-type="string" calcext:value-type="string">
            <text:p>RGBA</text:p>
          </table:covered-table-cell>
          <table:table-cell table:style-name="ce13" office:value-type="string" calcext:value-type="string">
            <text:p>PNGEncoder Fastest</text:p>
          </table:table-cell>
          <table:table-cell table:style-name="ce23" office:value-type="float" office:value="45405050" calcext:value-type="float">
            <text:p>45,405,050</text:p>
          </table:table-cell>
          <table:table-cell table:style-name="ce29" table:formula="of:=([.E28]-[.E$23])/[.E$23]" office:value-type="percentage" office:value="0.879288045928334" calcext:value-type="percentage">
            <text:p>87.93%</text:p>
          </table:table-cell>
          <table:table-cell table:style-name="ce35"/>
        </table:table-row>
        <table:table-row table:style-name="ro3" table:number-rows-repeated="1048547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0" table:target-range-address="performance.A12:performance.C18">
          <table:sort>
            <table:sort-by table:field-number="2" table:data-type="automatic"/>
          </table:sort>
        </table:database-range>
        <table:database-range table:name="__Anonymous_Sheet_DB__1" table:target-range-address="size.A1:size.E28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 Mono" svg:font-family="'Roboto Mono'" style:font-pitch="fixed"/>
    <style:font-face style:name="Roboto Mono1" svg:font-family="'Roboto Mono'" style:font-adornments="Regular" style:font-pitch="fixed"/>
    <style:font-face style:name="Roboto1" svg:font-family="Roboto" style:font-adornments="Regular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08:27:33.2850522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as Reichel</meta:initial-creator>
    <meta:creation-date>2023-11-23T06:34:55.615193751</meta:creation-date>
    <dc:date>2023-11-24T09:49:50.931457925</dc:date>
    <dc:creator>Andreas Reichel</dc:creator>
    <meta:editing-duration>PT1H48M21S</meta:editing-duration>
    <meta:editing-cycles>3</meta:editing-cycles>
    <meta:generator>LibreOffice/7.6.2.1$Linux_X86_64 LibreOffice_project/60$Build-1</meta:generator>
    <meta:document-statistic meta:table-count="2" meta:cell-count="20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Roboto Black'" style:font-style-name="Black" fo:font-size="13pt" fo:font-weight="900" style:font-size-asian="13pt" style:font-size-complex="13pt"/>
    </style:style>
    <style:style style:name="ch3" style:family="chart">
      <style:chart-properties chart:auto-position="true" style:rotation-angle="0"/>
      <style:text-properties fo:font-family="Roboto" style:font-style-name="Regular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Roboto" style:font-style-name="Regular"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Regular" fo:font-size="8pt" style:font-size-asian="10pt" style:font-size-complex="10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Roboto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a6a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29fc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0.272cm" svg:height="7.152cm" xlink:href=".." xlink:type="simple" chart:class="chart:bar" chart:style-name="ch1">
        <chart:title svg:x="7.665cm" svg:y="0.278cm" chart:style-name="ch2">
          <text:p>Java FPNG Benchmark</text:p>
        </chart:title>
        <chart:subtitle svg:x="6.586cm" svg:y="1.232cm" chart:style-name="ch3">
          <text:p>Smaller Image "example.png" (1.4 MByte)</text:p>
        </chart:subtitle>
        <chart:legend chart:legend-position="end" svg:x="18.577cm" svg:y="2.942cm" style:legend-expansion="high" chart:style-name="ch4"/>
        <chart:plot-area chart:style-name="ch5" table:cell-range-address="performance.A2:performance.C8" chart:data-source-has-labels="both" svg:x="1.808cm" svg:y="2.116cm" svg:width="16.364cm" svg:height="4.893cm">
          <chart:coordinate-region svg:x="2.465cm" svg:y="2.358cm" svg:width="15.707cm" svg:height="4.02cm"/>
          <chart:axis chart:dimension="x" chart:name="primary-x" chart:style-name="ch6" chartooo:axis-type="auto">
            <chartooo:date-scale/>
            <chart:categories table:cell-range-address="performance.A3:performance.A8"/>
          </chart:axis>
          <chart:axis chart:dimension="y" chart:name="primary-y" chart:style-name="ch7">
            <chart:title svg:x="0.451cm" svg:y="6.575cm" chart:style-name="ch8">
              <text:p>milli-seconds per encoding
(smaller is better)</text:p>
            </chart:title>
            <chart:grid chart:style-name="ch9" chart:class="major"/>
          </chart:axis>
          <chart:series chart:style-name="ch10" chart:values-cell-range-address="performance.B3:performance.B8" chart:label-cell-address="performance.B2:performance.B2" chart:class="chart:bar">
            <chart:data-point chart:repeated="6"/>
          </chart:series>
          <chart:series chart:style-name="ch11" chart:values-cell-range-address="performance.C3:performance.C8" chart:label-cell-address="performance.C2:performance.C2" chart:class="chart:bar">
            <chart:data-point chart:repeated="6"/>
          </chart:series>
          <chart:wall chart:style-name="ch12"/>
          <chart:floor chart:style-name="ch13"/>
        </chart:plot-area>
        <draw:frame draw:style-name="gr1" draw:text-style-name="P1" svg:width="1cm" svg:height="0.94cm" svg:x="0cm" svg:y="0cm">
          <draw:image xlink:href="Pictures/2000000600004F3100001DA7C34F2A0C0A37D993.svm" xlink:type="simple" xlink:show="embed" xlink:actuate="onLoad" draw:mime-type="image/x-svm">
            <text:p/>
          </draw:image>
          <draw:image xlink:href="Pictures/100000010000031F0000012CE0409EC90532473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GB</text:p>
                <draw:g>
                  <svg:desc>performance.B2:performance.B2</svg:desc>
                </draw:g>
              </table:table-cell>
              <table:table-cell office:value-type="string">
                <text:p>ARGB</text:p>
                <draw:g>
                  <svg:desc>performance.C2:performance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PNGe AVX</text:p>
                <draw:g>
                  <svg:desc>performance.A3:performance.A8</svg:desc>
                </draw:g>
              </table:table-cell>
              <table:table-cell office:value-type="float" office:value="1.993">
                <text:p>1.993</text:p>
                <draw:g>
                  <svg:desc>performance.B3:performance.B8</svg:desc>
                </draw:g>
              </table:table-cell>
              <table:table-cell office:value-type="float" office:value="2.976">
                <text:p>2.976</text:p>
                <draw:g>
                  <svg:desc>performance.C3:performance.C8</svg:desc>
                </draw:g>
              </table:table-cell>
            </table:table-row>
            <table:table-row>
              <table:table-cell office:value-type="string">
                <text:p>FPNG SSE</text:p>
              </table:table-cell>
              <table:table-cell office:value-type="float" office:value="5.057">
                <text:p>5.057</text:p>
              </table:table-cell>
              <table:table-cell office:value-type="float" office:value="6.434">
                <text:p>6.434</text:p>
              </table:table-cell>
            </table:table-row>
            <table:table-row>
              <table:table-cell office:value-type="string">
                <text:p>PNGEncoder Fastest</text:p>
              </table:table-cell>
              <table:table-cell office:value-type="float" office:value="23.99">
                <text:p>23.99</text:p>
              </table:table-cell>
              <table:table-cell office:value-type="float" office:value="28.218">
                <text:p>28.218</text:p>
              </table:table-cell>
            </table:table-row>
            <table:table-row>
              <table:table-cell office:value-type="string">
                <text:p>PNGEncoder</text:p>
              </table:table-cell>
              <table:table-cell office:value-type="float" office:value="39.813">
                <text:p>39.813</text:p>
              </table:table-cell>
              <table:table-cell office:value-type="float" office:value="44.704">
                <text:p>44.704</text:p>
              </table:table-cell>
            </table:table-row>
            <table:table-row>
              <table:table-cell office:value-type="string">
                <text:p>ObjectPlanet</text:p>
              </table:table-cell>
              <table:table-cell office:value-type="float" office:value="43.91">
                <text:p>43.91</text:p>
              </table:table-cell>
              <table:table-cell office:value-type="float" office:value="53.449">
                <text:p>53.449</text:p>
              </table:table-cell>
            </table:table-row>
            <table:table-row>
              <table:table-cell office:value-type="string">
                <text:p>ImageIO</text:p>
              </table:table-cell>
              <table:table-cell office:value-type="float" office:value="54.189">
                <text:p>54.189</text:p>
              </table:table-cell>
              <table:table-cell office:value-type="float" office:value="64.538">
                <text:p>64.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Roboto Black'" style:font-style-name="Black" fo:font-size="13pt" fo:font-weight="900" style:font-size-asian="13pt" style:font-size-complex="13pt"/>
    </style:style>
    <style:style style:name="ch3" style:family="chart">
      <style:chart-properties chart:auto-position="true" style:rotation-angle="0"/>
      <style:text-properties fo:font-family="Roboto" style:font-style-name="Regular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Roboto" style:font-style-name="Regular"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Regular" fo:font-size="8pt" style:font-size-asian="10pt" style:font-size-complex="10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Roboto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a6a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29fc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72cm" svg:height="7.07cm" xlink:href=".." xlink:type="simple" chart:class="chart:bar" chart:style-name="ch1">
        <chart:title svg:x="7.665cm" svg:y="0.276cm" chart:style-name="ch2">
          <text:p>Java FPNG Benchmark</text:p>
        </chart:title>
        <chart:subtitle svg:x="5.887cm" svg:y="1.228cm" chart:style-name="ch3">
          <text:p>Large Image "looklet-look-scale6.png" (28 MByte)</text:p>
        </chart:subtitle>
        <chart:legend chart:legend-position="end" svg:x="18.577cm" svg:y="2.901cm" style:legend-expansion="high" chart:style-name="ch4"/>
        <chart:plot-area chart:style-name="ch5" table:cell-range-address="performance.A12:performance.C18" chart:data-source-has-labels="both" svg:x="1.808cm" svg:y="2.11cm" svg:width="16.364cm" svg:height="4.819cm">
          <chart:coordinate-region svg:x="2.872cm" svg:y="2.352cm" svg:width="15.3cm" svg:height="3.946cm"/>
          <chart:axis chart:dimension="x" chart:name="primary-x" chart:style-name="ch6" chartooo:axis-type="auto">
            <chartooo:date-scale/>
            <chart:categories table:cell-range-address="performance.A13:performance.A18"/>
          </chart:axis>
          <chart:axis chart:dimension="y" chart:name="primary-y" chart:style-name="ch7">
            <chart:title svg:x="0.451cm" svg:y="6.532cm" chart:style-name="ch8">
              <text:p>milli-seconds per encoding
(smaller is better)</text:p>
            </chart:title>
            <chart:grid chart:style-name="ch9" chart:class="major"/>
          </chart:axis>
          <chart:series chart:style-name="ch10" chart:values-cell-range-address="performance.B13:performance.B18" chart:label-cell-address="performance.B12:performance.B12" chart:class="chart:bar">
            <chart:data-point chart:repeated="6"/>
          </chart:series>
          <chart:series chart:style-name="ch11" chart:values-cell-range-address="performance.C13:performance.C18" chart:label-cell-address="performance.C12:performance.C1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GB</text:p>
                <draw:g>
                  <svg:desc>performance.B12:performance.B12</svg:desc>
                </draw:g>
              </table:table-cell>
              <table:table-cell office:value-type="string">
                <text:p>ARGB</text:p>
                <draw:g>
                  <svg:desc>performance.C12:performance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PNGe AVX</text:p>
                <draw:g>
                  <svg:desc>performance.A13:performance.A18</svg:desc>
                </draw:g>
              </table:table-cell>
              <table:table-cell office:value-type="float" office:value="84.272">
                <text:p>84.272</text:p>
                <draw:g>
                  <svg:desc>performance.B13:performance.B18</svg:desc>
                </draw:g>
              </table:table-cell>
              <table:table-cell office:value-type="float" office:value="126.364">
                <text:p>126.364</text:p>
                <draw:g>
                  <svg:desc>performance.C13:performance.C18</svg:desc>
                </draw:g>
              </table:table-cell>
            </table:table-row>
            <table:table-row>
              <table:table-cell office:value-type="string">
                <text:p>FPNG SSE</text:p>
              </table:table-cell>
              <table:table-cell office:value-type="float" office:value="196.432">
                <text:p>196.432</text:p>
              </table:table-cell>
              <table:table-cell office:value-type="float" office:value="268.631">
                <text:p>268.631</text:p>
              </table:table-cell>
            </table:table-row>
            <table:table-row>
              <table:table-cell office:value-type="string">
                <text:p>PNGEncoder Fastest</text:p>
              </table:table-cell>
              <table:table-cell office:value-type="float" office:value="311.706">
                <text:p>311.706</text:p>
              </table:table-cell>
              <table:table-cell office:value-type="float" office:value="428.018">
                <text:p>428.018</text:p>
              </table:table-cell>
            </table:table-row>
            <table:table-row>
              <table:table-cell office:value-type="string">
                <text:p>PNGEncoder</text:p>
              </table:table-cell>
              <table:table-cell office:value-type="float" office:value="854.307">
                <text:p>854.307</text:p>
              </table:table-cell>
              <table:table-cell office:value-type="float" office:value="1120.41">
                <text:p>1120.41</text:p>
              </table:table-cell>
            </table:table-row>
            <table:table-row>
              <table:table-cell office:value-type="string">
                <text:p>ObjectPlanet</text:p>
              </table:table-cell>
              <table:table-cell office:value-type="float" office:value="1099.045">
                <text:p>1099.045</text:p>
              </table:table-cell>
              <table:table-cell office:value-type="float" office:value="1270.494">
                <text:p>1270.494</text:p>
              </table:table-cell>
            </table:table-row>
            <table:table-row>
              <table:table-cell office:value-type="string">
                <text:p>ImageIO</text:p>
              </table:table-cell>
              <table:table-cell office:value-type="float" office:value="1491.651">
                <text:p>1491.651</text:p>
              </table:table-cell>
              <table:table-cell office:value-type="float" office:value="1776.148">
                <text:p>1776.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